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5.5815in" svg:height="3.3925in" svg:x="0.0657in" svg:y="3.022in">
            <draw:object draw:notify-on-update-of-ranges="data.G1:data.I1 data.G2:data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wf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wfe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AVERAGE([.A2:.A11])" office:value-type="float" office:value="1.0213" calcext:value-type="float">
            <text:p>1.0213</text:p>
          </table:table-cell>
          <table:table-cell table:formula="of:=AVERAGE([.B2:.B11])" office:value-type="float" office:value="0.015" calcext:value-type="float">
            <text:p>0.015</text:p>
          </table:table-cell>
          <table:table-cell table:formula="of:=AVERAGE([.C2:.C11])" office:value-type="float" office:value="0.0265" calcext:value-type="float">
            <text:p>0.0265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A2:.A11])" office:value-type="float" office:value="1.021" calcext:value-type="float">
            <text:p>1.021</text:p>
          </table:table-cell>
          <table:table-cell table:formula="of:=MIN([.B2:.B11])" office:value-type="float" office:value="0.015" calcext:value-type="float">
            <text:p>0.015</text:p>
          </table:table-cell>
          <table:table-cell table:formula="of:=MIN([.C2:.C11])"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A2:.A11])" office:value-type="float" office:value="1.023" calcext:value-type="float">
            <text:p>1.023</text:p>
          </table:table-cell>
          <table:table-cell table:formula="of:=MAX([.B2:.B11])" office:value-type="float" office:value="0.015" calcext:value-type="float">
            <text:p>0.015</text:p>
          </table:table-cell>
          <table:table-cell table:formula="of:=MAX([.C2:.C11])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  <table:table-cell table:number-columns-repeated="6"/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6" calcext:value-type="float">
            <text:p>0.02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5T15:50:44.999044836</dc:date>
    <meta:editing-duration>PT7M14S</meta:editing-duration>
    <meta:editing-cycles>3</meta:editing-cycles>
    <meta:generator>LibreOffice/25.2.6.2$Linux_X86_64 LibreOffice_project/520$Build-2</meta:generator>
    <meta:document-statistic meta:table-count="1" meta:cell-count="4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upper-range="data.G4:data.I4" chart:error-lower-range="data.G3:data.I3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upper-range="data.G4:data.I4" chart:error-lower-range="data.G3:data.I3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4.178cm" svg:height="8.618cm" xlink:href=".." xlink:type="simple" chart:class="chart:bar" chart:style-name="ch1">
        <chart:title svg:x="2.093cm" svg:y="0.433cm" chart:style-name="ch2">
          <text:p><text:span text:style-name="T1">Altra HWMon single core Average Energy Consumption for busy, sleep and wfe binaries (Ten, five second runs of each) </text:span></text:p>
        </chart:title>
        <chart:plot-area chart:style-name="ch3" svg:x="1.728cm" svg:y="1.41cm" svg:width="12.167cm" svg:height="7.036cm">
          <chart:coordinate-region svg:x="2.648cm" svg:y="1.609cm" svg:width="11.247cm" svg:height="6.19cm"/>
          <chart:axis chart:dimension="x" chart:name="primary-x" chart:style-name="ch4" chartooo:axis-type="auto">
            <chartooo:date-scale/>
            <chart:categories table:cell-range-address="data.G1:data.I1"/>
          </chart:axis>
          <chart:axis chart:dimension="y" chart:name="primary-y" chart:style-name="ch5">
            <chart:title svg:x="0.451cm" svg:y="6.019cm" chart:style-name="ch6">
              <text:p><text:span text:style-name="T2">Joules/second
</text:span><text:span text:style-name="T2">(Log Scale)</text:span></text:p>
            </chart:title>
            <chart:grid chart:style-name="ch7" chart:class="major"/>
          </chart:axis>
          <chart:series chart:style-name="ch8" chart:values-cell-range-address="data.G2:data.I2" chart:class="chart:bar">
            <chart:data-point chart:style-name="ch9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sy</text:p>
                <draw:g>
                  <svg:desc>data.G1:data.I1</svg:desc>
                </draw:g>
              </table:table-cell>
              <table:table-cell office:value-type="string">
                <text:p>sleep</text:p>
              </table:table-cell>
              <table:table-cell office:value-type="string">
                <text:p>wfe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.0213">
                <text:p>1.0213</text:p>
                <draw:g>
                  <svg:desc>data.G2:data.I2</svg:desc>
                </draw:g>
              </table:table-cell>
              <table:table-cell office:value-type="float" office:value="0.015">
                <text:p>0.015</text:p>
              </table:table-cell>
              <table:table-cell office:value-type="float" office:value="0.0265">
                <text:p>0.0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